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26000000FA04E233DC2B932CD2.png" manifest:media-type="image/png"/>
  <manifest:file-entry manifest:full-path="Pictures/10000201000000370000004091F4B344BB9AFA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ra" svg:font-family="Lora"/>
    <style:font-face style:name="FreeSans2" svg:font-family="FreeSans" style:font-family-generic="swiss"/>
    <style:font-face style:name="Lora1" svg:font-family="Lor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8.002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7.195cm" style:rel-column-width="26192*"/>
    </style:style>
    <style:style style:name="Tabla1.B" style:family="table-column">
      <style:table-column-properties style:column-width="2.196cm" style:rel-column-width="7994*"/>
    </style:style>
    <style:style style:name="Tabla1.C" style:family="table-column">
      <style:table-column-properties style:column-width="2.514cm" style:rel-column-width="9150*"/>
    </style:style>
    <style:style style:name="Tabla1.D" style:family="table-column">
      <style:table-column-properties style:column-width="2.699cm" style:rel-column-width="9824*"/>
    </style:style>
    <style:style style:name="Tabla1.E" style:family="table-column">
      <style:table-column-properties style:column-width="3.399cm" style:rel-column-width="12375*"/>
    </style:style>
    <style:style style:name="Tab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1.2" style:family="table-row">
      <style:table-row-properties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1.B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C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D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E2" style:family="table-cell">
      <style:table-cell-properties style:vertical-align="middle" fo:padding="0.097cm" fo:border="0.05pt solid #000000"/>
    </style:style>
    <style:style style:name="Tabla1.A3" style:family="table-cell">
      <style:table-cell-properties style:vertical-align="middle" fo:background-color="#eeeee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E4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.A11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1" style:family="table">
      <style:table-properties style:width="12.111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2.111cm"/>
    </style:style>
    <style:style style:name="Table1.A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4" style:family="table">
      <style:table-properties style:width="12.15cm" fo:margin-left="2.95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12.15cm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middle" fo:background-color="#eeeeee" fo:padding="0.097cm" fo:border="0.05pt solid #000000" style:writing-mode="lr-tb">
        <style:background-image/>
      </style:table-cell-properties>
    </style:style>
    <style:style style:name="Table4.A2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1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1" fo:font-size="13pt" fo:font-style="italic" officeooo:rsid="00c3d5e5" officeooo:paragraph-rsid="00c3d5e5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a6a4aa" style:font-name="Lora1" fo:font-size="13pt" fo:font-style="italic" officeooo:rsid="013a2cf6" officeooo:paragraph-rsid="013a2cf6" style:font-size-asian="13pt" style:font-style-asian="italic" style:font-size-complex="13pt" style:font-style-complex="italic"/>
    </style:style>
    <style:style style:name="P7" style:family="paragraph" style:parent-style-name="Table_20_Contents">
      <style:paragraph-properties fo:line-height="100%" fo:text-align="end" style:justify-single-word="false"/>
      <style:text-properties fo:color="#b2b2b2" style:font-name="Lora1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line-height="115%" fo:text-align="start" style:justify-single-word="false"/>
      <style:text-properties fo:font-weight="bold" officeooo:rsid="004fb835" officeooo:paragraph-rsid="004fb835" style:font-weight-asian="bold" style:font-weight-complex="bold"/>
    </style:style>
    <style:style style:name="P9" style:family="paragraph" style:parent-style-name="Table_20_Contents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56b1af" officeooo:paragraph-rsid="004e2734" style:font-size-asian="14pt" style:font-weight-asian="normal" style:font-size-complex="14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bold" officeooo:rsid="00f30495" officeooo:paragraph-rsid="013b56f5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bold" officeooo:rsid="00f30495" officeooo:paragraph-rsid="013ca763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bold" officeooo:rsid="00f30495" officeooo:paragraph-rsid="013de70e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bold" officeooo:rsid="00f30495" officeooo:paragraph-rsid="014bd6b1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bold" officeooo:rsid="007a0b5a" officeooo:paragraph-rsid="0155ad90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0a4282b" officeooo:paragraph-rsid="00a4282b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0a4282b" officeooo:paragraph-rsid="012a88ac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0a58e1c" officeooo:paragraph-rsid="00a58e1c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0a58e1c" officeooo:paragraph-rsid="012a88ac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14bd6b1" officeooo:paragraph-rsid="014bd6b1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1549083" officeooo:paragraph-rsid="01549083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15f6003" officeooo:paragraph-rsid="015f6003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160582a" officeooo:paragraph-rsid="0160582a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1609109" officeooo:paragraph-rsid="01609109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style="normal" fo:font-weight="normal" officeooo:rsid="015a7449" officeooo:paragraph-rsid="015a7449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3616c9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3616c9" officeooo:paragraph-rsid="00b8034f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68b0c7" officeooo:paragraph-rsid="0068b0c7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68b0c7" officeooo:paragraph-rsid="00b8034f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7fadf1" officeooo:paragraph-rsid="007fadf1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77166b" officeooo:paragraph-rsid="0077166b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6ee06b" officeooo:paragraph-rsid="006ee06b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FreeSans" fo:font-size="12pt" fo:font-weight="normal" officeooo:rsid="006ee06b" officeooo:paragraph-rsid="0134420a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90f953" officeooo:paragraph-rsid="00a4282b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90f953" officeooo:paragraph-rsid="0155ad90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c85c7b" officeooo:paragraph-rsid="01549083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FreeSans" fo:font-size="12pt" fo:font-weight="normal" officeooo:rsid="00d41587" officeooo:paragraph-rsid="0134420a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f30495" officeooo:paragraph-rsid="00f30495" style:font-size-asian="12pt" style:font-weight-asian="normal" style:font-size-complex="12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FreeSans" fo:font-size="12pt" fo:font-weight="normal" officeooo:rsid="007413d8" officeooo:paragraph-rsid="0110eddf" style:font-size-asian="12pt" style:font-weight-asian="normal" style:font-size-complex="12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FreeSans" fo:font-size="12pt" fo:font-weight="normal" officeooo:rsid="00fafee5" officeooo:paragraph-rsid="01065bc6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FreeSans" fo:font-size="12pt" fo:font-weight="normal" officeooo:rsid="00fafee5" officeooo:paragraph-rsid="0107e43f" style:font-size-asian="12pt" style:font-weight-asian="normal" style:font-size-complex="12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14bd6b1" officeooo:paragraph-rsid="014bd6b1" style:font-size-asian="12pt" style:font-weight-asian="normal" style:font-size-complex="12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155ad90" officeooo:paragraph-rsid="0155ad90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15cf5ce" officeooo:paragraph-rsid="015cf5ce" style:font-size-asian="12pt" style:font-weight-asian="normal" style:font-size-complex="12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FreeSans" fo:font-size="12pt" officeooo:rsid="007fadf1" officeooo:paragraph-rsid="007fadf1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FreeSans" fo:font-size="12pt" officeooo:rsid="0048c7bc" officeooo:paragraph-rsid="0048c7bc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FreeSans" fo:font-size="12pt" officeooo:rsid="003b0c05" officeooo:paragraph-rsid="003b0c05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FreeSans" fo:font-size="12pt" fo:font-style="normal" fo:font-weight="normal" officeooo:rsid="00c85c7b" officeooo:paragraph-rsid="015a7449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Footer">
      <style:text-properties fo:font-size="2pt" style:font-size-asian="1.75pt" style:font-size-complex="2pt"/>
    </style:style>
    <style:style style:name="P49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50" style:family="paragraph" style:parent-style-name="Standard">
      <style:paragraph-properties fo:line-height="115%"/>
      <style:text-properties style:font-name="FreeSans" fo:font-size="15pt" fo:letter-spacing="0.035cm" officeooo:rsid="0028059c" officeooo:paragraph-rsid="00415493" style:font-size-asian="13.1000003814697pt" style:font-size-complex="15pt"/>
    </style:style>
    <style:style style:name="P51" style:family="paragraph" style:parent-style-name="Standard">
      <style:paragraph-properties fo:line-height="115%"/>
      <style:text-properties style:font-name="FreeSans" fo:font-size="15pt" fo:letter-spacing="0.035cm" officeooo:rsid="005133ae" officeooo:paragraph-rsid="005133ae" style:font-size-asian="13.1000003814697pt" style:font-size-complex="15pt"/>
    </style:style>
    <style:style style:name="P52" style:family="paragraph" style:parent-style-name="Standard">
      <style:paragraph-properties fo:line-height="115%"/>
      <style:text-properties style:font-name="FreeSans" fo:font-size="15pt" fo:letter-spacing="0.035cm" officeooo:rsid="006b54f5" officeooo:paragraph-rsid="006b54f5" style:font-size-asian="13.1000003814697pt" style:font-size-complex="15pt"/>
    </style:style>
    <style:style style:name="P53" style:family="paragraph" style:parent-style-name="Standard">
      <style:paragraph-properties fo:line-height="115%"/>
      <style:text-properties style:font-name="FreeSans" fo:font-size="15pt" fo:letter-spacing="0.035cm" officeooo:rsid="007b5345" officeooo:paragraph-rsid="007b5345" style:font-size-asian="13.1000003814697pt" style:font-size-complex="15pt"/>
    </style:style>
    <style:style style:name="P54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55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56" style:family="paragraph" style:parent-style-name="Standard">
      <style:paragraph-properties fo:line-height="115%"/>
      <style:text-properties style:font-name="FreeSans" fo:font-size="14pt" fo:letter-spacing="0.035cm" officeooo:rsid="006d64d7" officeooo:paragraph-rsid="006d64d7" style:font-size-asian="14pt" style:font-size-complex="14pt"/>
    </style:style>
    <style:style style:name="P57" style:family="paragraph" style:parent-style-name="Standard">
      <style:paragraph-properties fo:line-height="150%"/>
      <style:text-properties style:font-name="FreeSans" fo:font-size="14pt" fo:letter-spacing="0.035cm" officeooo:rsid="007a0b5a" officeooo:paragraph-rsid="007a0b5a" style:font-size-asian="14pt" style:font-size-complex="14pt"/>
    </style:style>
    <style:style style:name="P5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00de9" officeooo:paragraph-rsid="00300de9" style:font-size-asian="13.1000003814697pt" style:font-weight-asian="bold" style:font-size-complex="15pt" style:font-weight-complex="bold"/>
    </style:style>
    <style:style style:name="P5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19294" officeooo:paragraph-rsid="00300de9" style:font-size-asian="13.1000003814697pt" style:font-weight-asian="bold" style:font-size-complex="15pt" style:font-weight-complex="bold"/>
    </style:style>
    <style:style style:name="P6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3221a" officeooo:paragraph-rsid="003702d3" style:font-size-asian="13.1000003814697pt" style:font-weight-asian="bold" style:font-size-complex="15pt" style:font-weight-complex="bold"/>
    </style:style>
    <style:style style:name="P6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3221a" officeooo:paragraph-rsid="006f82d7" style:font-size-asian="13.1000003814697pt" style:font-weight-asian="bold" style:font-size-complex="15pt" style:font-weight-complex="bold"/>
    </style:style>
    <style:style style:name="P6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95a64" officeooo:paragraph-rsid="00395a64" style:font-size-asian="13.1000003814697pt" style:font-weight-asian="bold" style:font-size-complex="15pt" style:font-weight-complex="bold"/>
    </style:style>
    <style:style style:name="P6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95a64" officeooo:paragraph-rsid="0134420a" style:font-size-asian="13.1000003814697pt" style:font-weight-asian="bold" style:font-size-complex="15pt" style:font-weight-complex="bold"/>
    </style:style>
    <style:style style:name="P6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5776" officeooo:paragraph-rsid="0068b0c7" style:font-size-asian="13.1000003814697pt" style:font-weight-asian="bold" style:font-size-complex="15pt" style:font-weight-complex="bold"/>
    </style:style>
    <style:style style:name="P6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16c9" officeooo:paragraph-rsid="003616c9" style:font-size-asian="13.1000003814697pt" style:font-weight-asian="bold" style:font-size-complex="15pt" style:font-weight-complex="bold"/>
    </style:style>
    <style:style style:name="P66" style:family="paragraph" style:parent-style-name="Standard">
      <style:paragraph-properties fo:line-height="115%"/>
      <style:text-properties style:use-window-font-color="true" style:font-name="FreeSans" fo:font-size="14pt" fo:letter-spacing="0.035cm" fo:font-weight="bold" officeooo:rsid="00300de9" officeooo:paragraph-rsid="00300de9" style:font-size-asian="14pt" style:font-weight-asian="bold" style:font-size-complex="14pt" style:font-weight-complex="bold"/>
    </style:style>
    <style:style style:name="P67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06d64d7" officeooo:paragraph-rsid="0033221a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3272d8" officeooo:paragraph-rsid="013272d8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line-height="150%"/>
      <style:text-properties style:use-window-font-color="true" style:font-name="FreeSans" fo:font-size="11pt" fo:letter-spacing="0.035cm" fo:font-weight="normal" officeooo:rsid="01353d5f" officeooo:paragraph-rsid="01353d5f" style:font-size-asian="11pt" style:font-weight-asian="normal" style:font-size-complex="15pt" style:font-weight-complex="normal"/>
    </style:style>
    <style:style style:name="P70" style:family="paragraph" style:parent-style-name="Standard">
      <style:paragraph-properties fo:line-height="115%" fo:text-align="center" style:justify-single-word="false"/>
      <style:text-properties fo:color="#2c3756" style:font-name="Lora1" fo:font-size="20pt" fo:letter-spacing="0.035cm" fo:font-style="italic" fo:font-weight="normal" officeooo:rsid="0017e0f6" officeooo:paragraph-rsid="0066a7cb" style:font-size-asian="17.5pt" style:font-style-asian="italic" style:font-weight-asian="normal" style:font-size-complex="20pt" style:font-style-complex="italic" style:font-weight-complex="normal"/>
    </style:style>
    <style:style style:name="P71" style:family="paragraph" style:parent-style-name="Standard">
      <style:paragraph-properties fo:line-height="130%" fo:text-align="end" style:justify-single-word="false"/>
      <style:text-properties fo:color="#2c3756" style:text-outline="true" style:font-name="Lora1" fo:font-size="40pt" fo:letter-spacing="0.106cm" fo:font-style="italic" fo:font-weight="bold" officeooo:rsid="0066a7cb" officeooo:paragraph-rsid="0066a7cb" style:font-size-asian="40pt" style:font-style-asian="italic" style:font-weight-asian="bold" style:font-size-complex="40pt" style:font-style-complex="italic" style:font-weight-complex="bold"/>
    </style:style>
    <style:style style:name="P72" style:family="paragraph" style:parent-style-name="Standard">
      <style:paragraph-properties fo:line-height="130%" fo:text-align="end" style:justify-single-word="false"/>
      <style:text-properties fo:color="#2c3756" style:text-outline="true" style:font-name="Lora1" fo:font-size="25pt" fo:letter-spacing="0.106cm" fo:font-style="italic" fo:font-weight="bold" officeooo:rsid="0066a7cb" officeooo:paragraph-rsid="0066a7cb" style:font-size-asian="25pt" style:font-style-asian="italic" style:font-weight-asian="bold" style:font-size-complex="25pt" style:font-style-complex="italic" style:font-weight-complex="bold"/>
    </style:style>
    <style:style style:name="P73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66a7cb"/>
    </style:style>
    <style:style style:name="P74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75" style:family="paragraph" style:parent-style-name="Standard">
      <style:paragraph-properties fo:line-height="115%" fo:break-before="page"/>
      <style:text-properties fo:color="#2c3756" style:font-name="Lora" fo:font-size="20pt" fo:font-style="italic" officeooo:rsid="003ecbd3" officeooo:paragraph-rsid="00415493" style:font-size-asian="20pt" style:font-style-asian="italic" style:font-size-complex="20pt" style:font-style-complex="italic"/>
    </style:style>
    <style:style style:name="P76" style:family="paragraph" style:parent-style-name="Standard">
      <style:paragraph-properties fo:line-height="115%" fo:break-before="page"/>
      <style:text-properties fo:color="#2c3756" style:font-name="Lora1" fo:font-size="25pt" fo:letter-spacing="0.035cm" fo:font-style="italic" officeooo:rsid="00300de9" officeooo:paragraph-rsid="00300de9" style:font-size-asian="25pt" style:font-style-asian="italic" style:font-size-complex="25pt" style:font-style-complex="italic"/>
    </style:style>
    <style:style style:name="P77" style:family="paragraph" style:parent-style-name="Default">
      <style:paragraph-properties fo:line-height="115%"/>
      <style:text-properties style:use-window-font-color="true" style:font-name="FreeSans" fo:font-size="14pt" fo:letter-spacing="0.035cm" fo:font-weight="normal" officeooo:rsid="003702d3" officeooo:paragraph-rsid="003702d3" style:font-size-asian="14pt" style:font-weight-asian="normal" style:font-size-complex="14pt" style:font-weight-complex="normal"/>
    </style:style>
    <style:style style:name="P78" style:family="paragraph" style:parent-style-name="Default">
      <style:paragraph-properties fo:line-height="115%"/>
      <style:text-properties style:use-window-font-color="true" style:font-name="FreeSans" fo:font-size="14pt" fo:letter-spacing="0.035cm" fo:font-weight="normal" officeooo:rsid="003ceeff" officeooo:paragraph-rsid="003702d3" style:font-size-asian="14pt" style:font-weight-asian="normal" style:font-size-complex="14pt" style:font-weight-complex="normal"/>
    </style:style>
    <style:style style:name="P79" style:family="paragraph" style:parent-style-name="Default">
      <style:paragraph-properties fo:line-height="115%"/>
      <style:text-properties style:use-window-font-color="true" style:font-name="FreeSans" fo:font-size="14pt" fo:letter-spacing="0.035cm" fo:font-weight="normal" officeooo:rsid="006d64d7" officeooo:paragraph-rsid="006f82d7" style:font-size-asian="14pt" style:font-weight-asian="normal" style:font-size-complex="14pt" style:font-weight-complex="normal"/>
    </style:style>
    <style:style style:name="P80" style:family="paragraph" style:parent-style-name="Default">
      <style:paragraph-properties fo:line-height="115%"/>
      <style:text-properties style:use-window-font-color="true" style:font-name="FreeSans" fo:font-size="14pt" fo:letter-spacing="0.035cm" fo:font-weight="bold" officeooo:rsid="003702d3" officeooo:paragraph-rsid="003702d3" style:font-size-asian="14pt" style:font-weight-asian="bold" style:font-size-complex="14pt" style:font-weight-complex="bold"/>
    </style:style>
    <style:style style:name="P81" style:family="paragraph" style:parent-style-name="Default">
      <style:paragraph-properties fo:line-height="115%"/>
      <style:text-properties style:use-window-font-color="true" style:font-name="FreeSans" fo:font-size="14pt" fo:letter-spacing="0.035cm" fo:font-style="normal" fo:font-weight="normal" officeooo:rsid="0057b88c" officeooo:paragraph-rsid="0057b88c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 style:list-style-name="L1">
      <style:paragraph-properties fo:line-height="115%"/>
      <style:text-properties style:use-window-font-color="true" style:font-name="FreeSans" fo:font-size="14pt" fo:letter-spacing="0.035cm" fo:font-weight="normal" officeooo:rsid="01632ab4" officeooo:paragraph-rsid="01632ab4" style:font-size-asian="14pt" style:font-weight-asian="normal" style:font-size-complex="14pt" style:font-weight-complex="normal"/>
    </style:style>
    <style:style style:name="P83" style:family="paragraph" style:parent-style-name="Standard" style:list-style-name="L1">
      <style:paragraph-properties fo:line-height="115%"/>
      <style:text-properties style:use-window-font-color="true" style:font-name="FreeSans" fo:font-size="14pt" fo:letter-spacing="0.035cm" fo:font-weight="normal" officeooo:rsid="016477fe" officeooo:paragraph-rsid="016477fe" style:font-size-asian="14pt" style:font-weight-asian="normal" style:font-size-complex="14pt" style:font-weight-complex="normal"/>
    </style:style>
    <style:style style:name="P84" style:family="paragraph" style:parent-style-name="Standard" style:list-style-name="L5">
      <style:paragraph-properties fo:line-height="150%"/>
      <style:text-properties fo:color="#405e01" style:font-name="FreeSans" fo:font-size="15pt" fo:letter-spacing="0.035cm" fo:font-weight="bold" officeooo:rsid="00395a64" officeooo:paragraph-rsid="013272d8" style:font-size-asian="13.1000003814697pt" style:font-weight-asian="bold" style:font-size-complex="15pt" style:font-weight-complex="bold"/>
    </style:style>
    <style:style style:name="P85" style:family="paragraph" style:parent-style-name="Table_20_Contents" style:list-style-name="L3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56b1af" officeooo:paragraph-rsid="004e2734" style:font-size-asian="14pt" style:font-weight-asian="normal" style:font-size-complex="14pt" style:font-weight-complex="normal"/>
    </style:style>
    <style:style style:name="P86" style:family="paragraph" style:parent-style-name="Table_20_Contents" style:list-style-name="L4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4fb835" officeooo:paragraph-rsid="004fb835" style:font-size-asian="14pt" style:font-weight-asian="normal" style:font-size-complex="14pt" style:font-weight-complex="normal"/>
    </style:style>
    <style:style style:name="P87" style:family="paragraph" style:parent-style-name="Table_20_Contents" style:list-style-name="L4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5f1bdd" officeooo:paragraph-rsid="005f1bdd" style:font-size-asian="14pt" style:font-weight-asian="normal" style:font-size-complex="14pt" style:font-weight-complex="normal"/>
    </style:style>
    <style:style style:name="P88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bold" officeooo:rsid="00f30495" officeooo:paragraph-rsid="016477fe" style:font-size-asian="12pt" style:font-weight-asian="bold" style:font-size-complex="12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style="normal" fo:font-weight="bold" officeooo:rsid="00f30495" officeooo:paragraph-rsid="016477fe" style:font-size-asian="12pt" style:font-style-asian="normal" style:font-weight-asian="bold" style:font-size-complex="12pt" style:font-style-complex="normal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style="normal" fo:font-weight="normal" officeooo:rsid="015a7449" officeooo:paragraph-rsid="016477fe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1549083" officeooo:paragraph-rsid="01549083" style:font-size-asian="12pt" style:font-weight-asian="normal" style:font-size-complex="12pt" style:font-weight-complex="normal"/>
    </style:style>
    <style:style style:name="P92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14bd6b1" officeooo:paragraph-rsid="014bd6b1" style:font-size-asian="12pt" style:font-weight-asian="normal" style:font-size-complex="12pt" style:font-weight-complex="normal"/>
    </style:style>
    <style:style style:name="P93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14bd6b1" officeooo:paragraph-rsid="016477fe" style:font-size-asian="12pt" style:font-weight-asian="normal" style:font-size-complex="12pt" style:font-weight-complex="normal"/>
    </style:style>
    <style:style style:name="P94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16477fe" officeooo:paragraph-rsid="016477fe" style:font-size-asian="12pt" style:font-weight-asian="normal" style:font-size-complex="12pt" style:font-weight-complex="normal"/>
    </style:style>
    <style:style style:name="P95" style:family="paragraph" style:parent-style-name="Table_20_Contents" style:list-style-name="L5">
      <style:paragraph-properties fo:text-align="start" style:justify-single-word="false"/>
      <style:text-properties style:font-name="FreeSans" fo:font-size="12pt" fo:font-weight="normal" officeooo:rsid="00722bb1" officeooo:paragraph-rsid="013272d8" style:font-size-asian="12pt" style:font-weight-asian="normal" style:font-size-complex="12pt" style:font-weight-complex="normal"/>
    </style:style>
    <style:style style:name="P96" style:family="paragraph" style:parent-style-name="Table_20_Contents" style:list-style-name="L5">
      <style:paragraph-properties fo:text-align="start" style:justify-single-word="false"/>
      <style:text-properties style:font-name="FreeSans" fo:font-size="12pt" fo:font-weight="normal" officeooo:rsid="0073fe77" officeooo:paragraph-rsid="013272d8" style:font-size-asian="12pt" style:font-weight-asian="normal" style:font-size-complex="12pt" style:font-weight-complex="normal"/>
    </style:style>
    <style:style style:name="P97" style:family="paragraph" style:parent-style-name="Table_20_Contents" style:list-style-name="L5">
      <style:paragraph-properties fo:text-align="start" style:justify-single-word="false"/>
      <style:text-properties style:font-name="FreeSans" fo:font-size="12pt" fo:font-weight="normal" officeooo:rsid="006ee06b" officeooo:paragraph-rsid="013272d8" style:font-size-asian="12pt" style:font-weight-asian="normal" style:font-size-complex="12pt" style:font-weight-complex="normal"/>
    </style:style>
    <style:style style:name="P98" style:family="paragraph" style:parent-style-name="Table_20_Contents" style:list-style-name="L5">
      <style:paragraph-properties fo:text-align="start" style:justify-single-word="false"/>
      <style:text-properties style:font-name="FreeSans" fo:font-size="12pt" fo:font-weight="normal" officeooo:rsid="00cb7798" officeooo:paragraph-rsid="013272d8" style:font-size-asian="12pt" style:font-weight-asian="normal" style:font-size-complex="12pt" style:font-weight-complex="normal"/>
    </style:style>
    <style:style style:name="P99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16477fe" officeooo:paragraph-rsid="016477fe" style:font-size-asian="12pt" style:font-weight-asian="normal" style:font-size-complex="12pt" style:font-weight-complex="normal"/>
    </style:style>
    <style:style style:name="P100" style:family="paragraph" style:parent-style-name="Default" style:list-style-name="L2">
      <style:paragraph-properties fo:line-height="115%"/>
      <style:text-properties style:use-window-font-color="true" style:font-name="FreeSans" fo:font-size="14pt" fo:letter-spacing="0.035cm" fo:font-style="italic" fo:font-weight="normal" officeooo:rsid="0045d010" officeooo:paragraph-rsid="0045d010" style:font-size-asian="14pt" style:font-style-asian="italic" style:font-weight-asian="normal" style:font-size-complex="14pt" style:font-style-complex="italic" style:font-weight-complex="normal"/>
    </style:style>
    <style:style style:name="P101" style:family="paragraph" style:parent-style-name="Default" style:list-style-name="L2">
      <style:paragraph-properties fo:line-height="115%"/>
      <style:text-properties style:use-window-font-color="true" style:font-name="FreeSans" fo:font-size="14pt" fo:letter-spacing="0.035cm" fo:font-weight="normal" officeooo:rsid="006989ab" officeooo:paragraph-rsid="006989ab" style:font-size-asian="14pt" style:font-weight-asian="normal" style:font-size-complex="14pt" style:font-weight-complex="normal"/>
    </style:style>
    <style:style style:name="P102" style:family="paragraph">
      <loext:graphic-properties draw:fill-color="#2c3756"/>
    </style:style>
    <style:style style:name="P103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4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05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5133ae"/>
    </style:style>
    <style:style style:name="T2" style:family="text">
      <style:text-properties officeooo:rsid="00676e69"/>
    </style:style>
    <style:style style:name="T3" style:family="text">
      <style:text-properties officeooo:rsid="00589224"/>
    </style:style>
    <style:style style:name="T4" style:family="text">
      <style:text-properties officeooo:rsid="002ece5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63b697" style:font-weight-asian="bold" style:font-weight-complex="bold"/>
    </style:style>
    <style:style style:name="T7" style:family="text">
      <style:text-properties officeooo:rsid="003702d3"/>
    </style:style>
    <style:style style:name="T8" style:family="text">
      <style:text-properties officeooo:rsid="004e2734"/>
    </style:style>
    <style:style style:name="T9" style:family="text">
      <style:text-properties style:use-window-font-color="true" style:font-name="FreeSans" fo:font-size="14pt" fo:letter-spacing="0.035cm" style:font-size-asian="14pt" style:font-size-complex="14pt"/>
    </style:style>
    <style:style style:name="T10" style:family="text">
      <style:text-properties style:use-window-font-color="true" style:font-name="FreeSans" fo:font-size="14pt" fo:letter-spacing="0.035cm" officeooo:rsid="0056b1af" style:font-size-asian="14pt" style:font-size-complex="14pt"/>
    </style:style>
    <style:style style:name="T11" style:family="text">
      <style:text-properties style:use-window-font-color="true" style:text-position="super 58%" officeooo:rsid="00f30495"/>
    </style:style>
    <style:style style:name="T12" style:family="text">
      <style:text-properties style:use-window-font-color="true" style:text-position="0% 100%"/>
    </style:style>
    <style:style style:name="T13" style:family="text">
      <style:text-properties style:use-window-font-color="true" style:text-position="0% 100%" officeooo:rsid="00f30495"/>
    </style:style>
    <style:style style:name="T14" style:family="text">
      <style:text-properties style:use-window-font-color="true" style:text-position="0% 100%" officeooo:rsid="00f31a41"/>
    </style:style>
    <style:style style:name="T15" style:family="text">
      <style:text-properties style:use-window-font-color="true" style:text-position="0% 100%" officeooo:rsid="00f4fbe0"/>
    </style:style>
    <style:style style:name="T16" style:family="text">
      <style:text-properties style:use-window-font-color="true" style:text-position="0% 100%" officeooo:rsid="00f5fb1a"/>
    </style:style>
    <style:style style:name="T17" style:family="text">
      <style:text-properties style:use-window-font-color="true" style:text-position="0% 100%" fo:font-weight="bold" officeooo:rsid="007a0b5a" style:font-weight-asian="bold" style:font-weight-complex="bold"/>
    </style:style>
    <style:style style:name="T18" style:family="text">
      <style:text-properties style:use-window-font-color="true" style:text-position="0% 100%" fo:font-weight="bold" officeooo:rsid="00f30495" style:font-weight-asian="bold" style:font-weight-complex="bold"/>
    </style:style>
    <style:style style:name="T19" style:family="text">
      <style:text-properties style:use-window-font-color="true" style:text-position="0% 100%" officeooo:rsid="00fe3a74"/>
    </style:style>
    <style:style style:name="T20" style:family="text">
      <style:text-properties style:use-window-font-color="true" style:text-position="0% 100%" officeooo:rsid="010020a8"/>
    </style:style>
    <style:style style:name="T21" style:family="text">
      <style:text-properties style:use-window-font-color="true" style:text-position="0% 100%" officeooo:rsid="01018069"/>
    </style:style>
    <style:style style:name="T22" style:family="text">
      <style:text-properties style:use-window-font-color="true" style:text-position="0% 100%" fo:font-size="16pt" fo:font-weight="bold" officeooo:rsid="007fadf1" style:font-size-asian="16pt" style:font-weight-asian="bold" style:font-size-complex="16pt" style:font-weight-complex="bold"/>
    </style:style>
    <style:style style:name="T23" style:family="text">
      <style:text-properties style:use-window-font-color="true" style:text-position="0% 100%" officeooo:rsid="01065bc6"/>
    </style:style>
    <style:style style:name="T24" style:family="text">
      <style:text-properties style:use-window-font-color="true" style:text-position="0% 100%" officeooo:rsid="0107e43f"/>
    </style:style>
    <style:style style:name="T25" style:family="text">
      <style:text-properties style:use-window-font-color="true" style:text-position="0% 100%" officeooo:rsid="01098425"/>
    </style:style>
    <style:style style:name="T26" style:family="text">
      <style:text-properties style:use-window-font-color="true" style:text-position="0% 100%" officeooo:rsid="010a657f"/>
    </style:style>
    <style:style style:name="T27" style:family="text">
      <style:text-properties style:use-window-font-color="true" style:text-position="0% 100%" officeooo:rsid="0110eddf"/>
    </style:style>
    <style:style style:name="T28" style:family="text">
      <style:text-properties officeooo:rsid="00532285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ize="18pt" fo:font-style="normal" fo:text-shadow="none" style:font-size-asian="18pt" style:font-style-asian="normal" style:font-size-complex="18pt" style:font-style-complex="normal"/>
    </style:style>
    <style:style style:name="T31" style:family="text">
      <style:text-properties fo:font-size="18pt" fo:font-style="normal" fo:text-shadow="none" officeooo:rsid="01632ab4" style:font-size-asian="18pt" style:font-style-asian="normal" style:font-size-complex="18pt" style:font-style-complex="normal"/>
    </style:style>
    <style:style style:name="T32" style:family="text">
      <style:text-properties fo:font-size="18pt" fo:text-shadow="none" style:font-size-asian="18pt" style:font-size-complex="18pt"/>
    </style:style>
    <style:style style:name="T33" style:family="text">
      <style:text-properties fo:font-size="18pt" fo:text-shadow="none" officeooo:rsid="0138f048" style:font-size-asian="18pt" style:font-size-complex="18pt"/>
    </style:style>
    <style:style style:name="T34" style:family="text">
      <style:text-properties officeooo:rsid="0068b0c7"/>
    </style:style>
    <style:style style:name="T35" style:family="text">
      <style:text-properties officeooo:rsid="006c620d"/>
    </style:style>
    <style:style style:name="T36" style:family="text">
      <style:text-properties officeooo:rsid="006f7973"/>
    </style:style>
    <style:style style:name="T37" style:family="text">
      <style:text-properties officeooo:rsid="00a74835"/>
    </style:style>
    <style:style style:name="T38" style:family="text">
      <style:text-properties officeooo:rsid="00b9f5d7"/>
    </style:style>
    <style:style style:name="T39" style:family="text">
      <style:text-properties officeooo:rsid="00bb7015"/>
    </style:style>
    <style:style style:name="T40" style:family="text">
      <style:text-properties officeooo:rsid="00c5e2ee"/>
    </style:style>
    <style:style style:name="T41" style:family="text">
      <style:text-properties fo:color="#405e01" style:text-position="super 58%" fo:font-weight="bold" officeooo:rsid="00f30495" style:font-weight-asian="bold" style:font-weight-complex="bold"/>
    </style:style>
    <style:style style:name="T42" style:family="text">
      <style:text-properties fo:color="#405e01" style:text-position="super 58%" fo:font-weight="bold" officeooo:rsid="010a657f" style:font-weight-asian="bold" style:font-weight-complex="bold"/>
    </style:style>
    <style:style style:name="T43" style:family="text">
      <style:text-properties officeooo:rsid="01425c45"/>
    </style:style>
    <style:style style:name="T44" style:family="text">
      <style:text-properties officeooo:rsid="01549083"/>
    </style:style>
    <style:style style:name="T45" style:family="text">
      <style:text-properties officeooo:rsid="0157a859"/>
    </style:style>
    <style:style style:name="T46" style:family="text">
      <style:text-properties officeooo:rsid="015a7449"/>
    </style:style>
    <style:style style:name="T47" style:family="text">
      <style:text-properties officeooo:rsid="01632ab4"/>
    </style:style>
    <style:style style:name="T48" style:family="text">
      <style:text-properties officeooo:rsid="016477fe"/>
    </style:style>
    <style:style style:name="T49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102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8" draw:name="Shape2" draw:style-name="gr4" draw:text-style-name="P102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71">Plan de iteración</text:p>
      <text:p text:style-name="P72"><text:span text:style-name="T32">Fase de </text:span><text:span text:style-name="T33">construcción</text:span><text:span text:style-name="T32">:</text:span><text:span text:style-name="T30"> ITERACIÓN N.º </text:span><text:span text:style-name="T31">4</text:span></text:p>
      <text:p text:style-name="P73"><draw:frame draw:style-name="fr2" draw:name="Image1" text:anchor-type="as-char" svg:width="14.6cm" svg:height="6.6cm" draw:z-index="10"><draw:image xlink:href="Pictures/1000020100000226000000FA04E233DC2B932CD2.png" xlink:type="simple" xlink:show="embed" xlink:actuate="onLoad" loext:mime-type="image/png"/></draw:frame></text:p>
      <text:p text:style-name="P70"><text:span text:style-name="T3">Proyecto </text:span><text:span text:style-name="T6">Colibrí</text:span></text:p>
      <text:p text:style-name="P49"/>
      <text:p text:style-name="P54">Asignatura</text:p>
      <text:p text:style-name="P49">Laboratorio de desarrollo de software</text:p>
      <text:p text:style-name="P49"/>
      <text:p text:style-name="P54">Autor</text:p>
      <text:p text:style-name="P53">Cinthia Lima</text:p>
      <text:p text:style-name="P49"/>
      <text:p text:style-name="P54">Fecha de redacción</text:p>
      <text:p text:style-name="P49"><text:span text:style-name="T47">11/01</text:span>/<text:span text:style-name="T4">2019</text:span></text:p>
      <text:p text:style-name="P74"><draw:custom-shape text:anchor-type="paragraph" draw:z-index="1" draw:name="Shape1" draw:style-name="gr2" draw:text-style-name="P103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05" svg:width="6.501cm" svg:height="18.5cm" svg:x="0.499cm" svg:y="0.75cm"><draw:text-box><text:p text:style-name="P104"><text:span text:style-name="T49">El objetivo de este plan </text:span><text:span text:style-name="T49">es definir detalladamente </text:span><text:span text:style-name="T49">para cada una de las </text:span><text:span text:style-name="T49">iteraciones a realizarse </text:span><text:span text:style-name="T49">un conjunto de tareas, </text:span><text:span text:style-name="T49">actividades y recursos, </text:span><text:span text:style-name="T49">por tal motivo existirá </text:span><text:span text:style-name="T49">para cada iteración del </text:span><text:span text:style-name="T49">ciclo de vida del proyecto </text:span><text:span text:style-name="T49">un artefacto de este tipo. </text:span><text:span text:style-name="T49">Para cada iteración existe </text:span><text:span text:style-name="T49">una serie de objetivos los </text:span><text:span text:style-name="T49">cuales son usados como </text:span><text:span text:style-name="T49">referencia de evaluación </text:span><text:span text:style-name="T49">para determinar diferentes </text:span><text:span text:style-name="T49">aspectos, como grado de </text:span><text:span text:style-name="T49">terminación de una </text:span><text:span text:style-name="T49">determinada función, </text:span><text:span text:style-name="T49">rendimiento, niveles de </text:span><text:span text:style-name="T49">calidad, etc. </text:span></text:p></draw:text-box></draw:frame></text:p>
      <text:p text:style-name="P75">Índice</text:p>
      <text:p text:style-name="P50"/>
      <text:p text:style-name="P51"/>
      <text:p text:style-name="P76">Plan de <text:span text:style-name="T28">i</text:span>teración</text:p>
      <text:p text:style-name="P52"/>
      <text:p text:style-name="P61">Resumen</text:p>
      <text:p text:style-name="P79">El presente plan de iteración se divide en tres partes: en la primera parte del mismo se hace una introducción al documento, especificando su alcance y su propósito.</text:p>
      <text:p text:style-name="P79">En la segunda parte del documento se describe la planificación y los recursos requeridos para la iteración actual y en la tercera parte, se definen cuáles de los objetivos planteados al inicio de la iteración pudieron ser completados con éxito y cuáles no, entre otros detalles.</text:p>
      <text:p text:style-name="P79"/>
      <text:p text:style-name="P58">Alcance</text:p>
      <text:p text:style-name="P66">En esta fase se <text:span text:style-name="T35">generarán</text:span> los <text:span text:style-name="T28">siguientes entregables</text:span>:</text:p>
      <text:list xml:id="list3759237980" text:style-name="L1">
        <text:list-item>
          <text:p text:style-name="P82">Reimplementación de todos los casos de uso (del sistema web) realizados hasta el momento</text:p>
        </text:list-item>
        <text:list-item>
          <text:p text:style-name="P83">Prototipo de la aplicación móvil</text:p>
        </text:list-item>
      </text:list>
      <text:p text:style-name="P59">Propósito</text:p>
      <text:p text:style-name="P56">Mediante este documento se buscan especificar las actividades que se van a desarrollar durante la iteración en curso.</text:p>
      <text:p text:style-name="P56">Este documento será utilizado por el grupo de desarrollo para guiarse a través de la iteración antes mencionada.</text:p>
      <text:p text:style-name="P55"/>
      <text:p text:style-name="P67"/>
      <text:p text:style-name="P65"/>
      <text:p text:style-name="P65"/>
      <text:p text:style-name="P65"/>
      <text:p text:style-name="P65"/>
      <text:p text:style-name="P65"/>
      <text:p text:style-name="P65"/>
      <text:p text:style-name="P65">Planificación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ext:soft-page-break/>
        <table:table-row>
          <table:table-cell table:style-name="Tabla1.A1" office:value-type="string">
            <text:p text:style-name="P25">Nombre de la tarea</text:p>
          </table:table-cell>
          <table:table-cell table:style-name="Tabla1.A1" office:value-type="string">
            <text:p text:style-name="P28">Fecha de </text:p>
            <text:p text:style-name="P26"><text:span text:style-name="T34">i</text:span>nicio </text:p>
          </table:table-cell>
          <table:table-cell table:style-name="Tabla1.A1" office:value-type="string">
            <text:p text:style-name="P27">Fecha de <text:span text:style-name="T38">finalización</text:span></text:p>
          </table:table-cell>
          <table:table-cell table:style-name="Tabla1.A1" office:value-type="string">
            <text:p text:style-name="P29">Fecha de <text:span text:style-name="T39">fin de iteración</text:span></text:p>
          </table:table-cell>
          <table:table-cell table:style-name="Tabla1.E1" office:value-type="string">
            <text:p text:style-name="P30">Responsable/s</text:p>
          </table:table-cell>
        </table:table-row>
        <table:table-row table:style-name="Tabla1.2">
          <table:table-cell table:style-name="Tabla1.A2" office:value-type="string">
            <text:p text:style-name="P31">Desarrollo de especificación de casos de uso</text:p>
          </table:table-cell>
          <table:table-cell table:style-name="Tabla1.B2" office:value-type="string">
            <text:p text:style-name="P11">🗎</text:p>
          </table:table-cell>
          <table:table-cell table:style-name="Tabla1.C2" office:value-type="string">
            <text:p text:style-name="P14"/>
          </table:table-cell>
          <table:table-cell table:style-name="Tabla1.D2" office:value-type="string">
            <text:p text:style-name="P44"><text:span text:style-name="T48">31</text:span>/<text:span text:style-name="T48">01</text:span>/17</text:p>
          </table:table-cell>
          <table:table-cell table:style-name="Tabla1.E2" office:value-type="string">
            <text:p text:style-name="P45">Cinthia Lima</text:p>
          </table:table-cell>
        </table:table-row>
        <table:table-row table:style-name="Tabla1.2">
          <table:table-cell table:style-name="Tabla1.A3" office:value-type="string">
            <text:p text:style-name="P31">Avance con el plan del proyecto</text:p>
          </table:table-cell>
          <table:table-cell table:style-name="Tabla1.B3" office:value-type="string">
            <text:p text:style-name="P10">🗎</text:p>
          </table:table-cell>
          <table:table-cell table:style-name="Tabla1.C3" office:value-type="string">
            <text:p text:style-name="P42"/>
          </table:table-cell>
          <table:table-cell table:style-name="Tabla1.D3" office:value-type="string">
            <text:p text:style-name="P44"><text:span text:style-name="T48">31</text:span>/<text:span text:style-name="T48">01</text:span>/17</text:p>
          </table:table-cell>
          <table:table-cell table:style-name="Tabla1.E3" office:value-type="string">
            <text:p text:style-name="P46">Cinthia Lima</text:p>
          </table:table-cell>
        </table:table-row>
        <table:table-row table:style-name="Tabla1.2">
          <table:table-cell table:style-name="Tabla1.A3" office:value-type="string">
            <text:p text:style-name="P33"><text:span text:style-name="T48">Rei</text:span>mplementación de <text:span text:style-name="T37">CU15: Administración de contenido de formularios (Web)</text:span></text:p>
          </table:table-cell>
          <table:table-cell table:style-name="Tabla1.B4" office:value-type="string">
            <text:p text:style-name="P12">🗎</text:p>
          </table:table-cell>
          <table:table-cell table:style-name="Tabla1.B4" office:value-type="string">
            <text:p text:style-name="P14"/>
          </table:table-cell>
          <table:table-cell table:style-name="Tabla1.B4" office:value-type="string">
            <text:p text:style-name="P15"><text:span text:style-name="T48">31</text:span>/<text:span text:style-name="T48">01</text:span>/17</text:p>
          </table:table-cell>
          <table:table-cell table:style-name="Tabla1.E4" office:value-type="string">
            <text:p text:style-name="P17">Ariel Machin<text:span text:style-name="T40">i</text:span></text:p>
          </table:table-cell>
        </table:table-row>
        <table:table-row table:style-name="Tabla1.2">
          <table:table-cell table:style-name="Tabla1.A3" office:value-type="string">
            <text:p text:style-name="P34"><text:span text:style-name="T48">Rei</text:span>mplementación de <text:span text:style-name="T37">CU03: ABM de formularios <text:s/>(Web)</text:span></text:p>
          </table:table-cell>
          <table:table-cell table:style-name="Tabla1.B4" office:value-type="string">
            <text:p text:style-name="P12">🗎</text:p>
          </table:table-cell>
          <table:table-cell table:style-name="Tabla1.B4" office:value-type="string">
            <text:p text:style-name="P14"/>
          </table:table-cell>
          <table:table-cell table:style-name="Tabla1.B4" office:value-type="string">
            <text:p text:style-name="P16"><text:span text:style-name="T48">31</text:span>/<text:span text:style-name="T48">01</text:span>/17</text:p>
          </table:table-cell>
          <table:table-cell table:style-name="Tabla1.E4" office:value-type="string">
            <text:p text:style-name="P18">Ariel Machin<text:span text:style-name="T40">i</text:span></text:p>
          </table:table-cell>
        </table:table-row>
        <table:table-row table:style-name="Tabla1.2">
          <table:table-cell table:style-name="Tabla1.A3" office:value-type="string">
            <text:p text:style-name="P35"><text:span text:style-name="T48">Rei</text:span>mplementación de CU02: Rellenado y envió de formularios (<text:span text:style-name="T44">Web</text:span>)</text:p>
          </table:table-cell>
          <table:table-cell table:style-name="Tabla1.B4" office:value-type="string">
            <text:p text:style-name="P88">🗎</text:p>
          </table:table-cell>
          <table:table-cell table:style-name="Tabla1.B4" office:value-type="string">
            <text:p text:style-name="P22"/>
          </table:table-cell>
          <table:table-cell table:style-name="Tabla1.B4" office:value-type="string">
            <text:p text:style-name="P16"><text:span text:style-name="T48">31</text:span>/<text:span text:style-name="T48">01</text:span>/17</text:p>
          </table:table-cell>
          <table:table-cell table:style-name="Tabla1.E4" office:value-type="string">
            <text:p text:style-name="P20">Ariel Machini</text:p>
          </table:table-cell>
        </table:table-row>
        <table:table-row table:style-name="Tabla1.2">
          <table:table-cell table:style-name="Tabla1.A3" office:value-type="string">
            <text:p text:style-name="P47"><text:span text:style-name="T48">Rei</text:span>mplementación de CU0<text:span text:style-name="T46">1</text:span>: <text:span text:style-name="T46">Buscar formularios </text:span>(<text:span text:style-name="T44">Web</text:span>)</text:p>
          </table:table-cell>
          <table:table-cell table:style-name="Tabla1.B4" office:value-type="string">
            <text:p text:style-name="P89">🗎</text:p>
          </table:table-cell>
          <table:table-cell table:style-name="Tabla1.B4" office:value-type="string">
            <text:p text:style-name="P24"/>
          </table:table-cell>
          <table:table-cell table:style-name="Tabla1.B4" office:value-type="string">
            <text:p text:style-name="P24"><text:span text:style-name="T48">31</text:span>/<text:span text:style-name="T48">01</text:span>/17</text:p>
          </table:table-cell>
          <table:table-cell table:style-name="Tabla1.E4" office:value-type="string">
            <text:p text:style-name="P24">Ariel Machini</text:p>
          </table:table-cell>
        </table:table-row>
        <table:table-row table:style-name="Tabla1.2">
          <table:table-cell table:style-name="Tabla1.A3" office:value-type="string">
            <text:p text:style-name="P99">Generar prototipo de aplicación móvil</text:p>
            <text:p text:style-name="P99">(Explorar entorno de desarrollo y tecnologías a utilizar)</text:p>
          </table:table-cell>
          <table:table-cell table:style-name="Tabla1.B4" office:value-type="string">
            <text:p text:style-name="P94">11/01/19</text:p>
          </table:table-cell>
          <table:table-cell table:style-name="Tabla1.B4" office:value-type="string">
            <text:p text:style-name="P20"/>
          </table:table-cell>
          <table:table-cell table:style-name="Tabla1.B4" office:value-type="string">
            <text:p text:style-name="P90"><text:span text:style-name="T48">31</text:span>/<text:span text:style-name="T48">01</text:span>/17</text:p>
          </table:table-cell>
          <table:table-cell table:style-name="Tabla1.E4" office:value-type="string">
            <text:p text:style-name="P94">Cinthia Lima</text:p>
          </table:table-cell>
        </table:table-row>
        <table:table-row table:style-name="Tabla1.2">
          <table:table-cell table:style-name="Tabla1.A3" office:value-type="string">
            <text:p text:style-name="P41"><text:span text:style-name="T45">Completar m</text:span>odelo de casos de uso</text:p>
          </table:table-cell>
          <table:table-cell table:style-name="Tabla1.B4" office:value-type="string">
            <text:p text:style-name="P13">🗎</text:p>
          </table:table-cell>
          <table:table-cell table:style-name="Tabla1.B4" office:value-type="string">
            <text:p text:style-name="P20"/>
          </table:table-cell>
          <table:table-cell table:style-name="Tabla1.B4" office:value-type="string">
            <text:p text:style-name="P19"><text:span text:style-name="T48">31</text:span>/<text:span text:style-name="T48">01</text:span>/17</text:p>
          </table:table-cell>
          <table:table-cell table:style-name="Tabla1.E4" office:value-type="string">
            <text:p text:style-name="P19">Cinthia Lima</text:p>
          </table:table-cell>
        </table:table-row>
        <table:table-row table:style-name="Tabla1.2">
          <table:table-cell table:style-name="Tabla1.A3" office:value-type="string">
            <text:p text:style-name="P43">Evaluación del plan de iteración</text:p>
          </table:table-cell>
          <table:table-cell table:style-name="Tabla1.B4" office:value-type="string">
            <text:p text:style-name="P23"/>
          </table:table-cell>
          <table:table-cell table:style-name="Tabla1.B4" office:value-type="string">
            <text:p text:style-name="P23"/>
          </table:table-cell>
          <table:table-cell table:style-name="Tabla1.B4" office:value-type="string">
            <text:p text:style-name="P93"><text:span text:style-name="T48">31</text:span>/<text:span text:style-name="T48">01</text:span>/17</text:p>
          </table:table-cell>
          <table:table-cell table:style-name="Tabla1.E4" office:value-type="string">
            <text:p text:style-name="P21">Cinthia Lima</text:p>
          </table:table-cell>
        </table:table-row>
        <table:table-row table:style-name="Tabla1.2">
          <table:table-cell table:style-name="Tabla1.A11" table:number-columns-spanned="5" office:value-type="string">
            <text:p text:style-name="P37">Observaciones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1" table:number-columns-spanned="5" office:value-type="string">
            <text:p text:style-name="P38"><text:span text:style-name="T41">1</text:span><text:span text:style-name="T11"> </text:span><text:span text:style-name="T27">El símbolo ‘</text:span><text:span text:style-name="T18">🗎</text:span><text:span text:style-name="T27">’</text:span><text:span text:style-name="T21"> en la columna “Fecha de inicio”</text:span><text:span text:style-name="T13"> significa</text:span><text:span text:style-name="T14">n</text:span><text:span text:style-name="T13"> que el documento o módulo </text:span><text:span text:style-name="T15">al que se hace referencia en nombre de la tarea</text:span><text:span text:style-name="T13"> no fue creado en esta iteración </text:span><text:span text:style-name="T16">y solo esta siendo modificado o actualizado</text:span><text:span text:style-name="T13">.</text:span></text:p>
            <text:p text:style-name="P40"><text:span text:style-name="T41">2</text:span><text:span text:style-name="T13"> </text:span><text:span text:style-name="T12">El </text:span><text:span text:style-name="T20">símbolo</text:span><text:span text:style-name="T12"> ‘</text:span><text:span text:style-name="T17">⏳</text:span><text:span text:style-name="T12">’ en la columna “Fecha de finalización” significa que la tarea especificad</text:span><text:span text:style-name="T19">a</text:span><text:span text:style-name="T12"> no fue finalizada </text:span><text:span text:style-name="T25">por falta de tiempo</text:span><text:span text:style-name="T12">.</text:span></text:p>
            <text:p text:style-name="P39"><text:span text:style-name="T42">3</text:span><text:span text:style-name="T26"> </text:span><text:span text:style-name="T12">El </text:span><text:span text:style-name="T20">símbolo</text:span><text:span text:style-name="T12"> ‘</text:span><text:span text:style-name="T22">⭲</text:span><text:span text:style-name="T12">’ en la columna “Fecha de </text:span><text:span text:style-name="T19">inicio</text:span><text:span text:style-name="T12">” significa que la tarea especificad</text:span><text:span text:style-name="T19">a</text:span><text:span text:style-name="T12"> </text:span><text:span text:style-name="T23">no puedo se</text:span><text:span text:style-name="T24">r iniciada</text:span><text:span text:style-name="T12">.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57"/>
      <text:p text:style-name="P60">Re<text:span text:style-name="T7">cursos</text:span></text:p>
      <text:p text:style-name="P80">Humanos:</text:p>
      <text:list xml:id="list3235471223" text:style-name="L2">
        <text:list-item>
          <text:p text:style-name="P100"><text:span text:style-name="T36">Dos</text:span> analistas:</text:p>
          <text:list>
            <text:list-item>
              <text:p text:style-name="P101">Lima, Cinthia.</text:p>
            </text:list-item>
            <text:list-item>
              <text:p text:style-name="P101">Machini, Ariel.</text:p>
            </text:list-item>
          </text:list>
        </text:list-item>
      </text:list>
      <text:p text:style-name="P77"/>
      <text:p text:style-name="P80">Ha<text:span text:style-name="T8">r</text:span>dware:</text:p>
      <text:list xml:id="list3332373576" text:style-name="L3">
        <text:list-item>
          <text:p text:style-name="P85">Notebook Lenovo Legion Y720.</text:p>
        </text:list-item>
        <text:list-item>
          <text:p text:style-name="P85">Notebook Banghó MAX G01.</text:p>
        </text:list-item>
      </text:list>
      <text:p text:style-name="P9"><text:soft-page-break/></text:p>
      <text:p text:style-name="P8"><text:span text:style-name="T10">M</text:span><text:span text:style-name="T9">isceláneo:</text:span></text:p>
      <text:list xml:id="list3769565550" text:style-name="L4">
        <text:list-item>
          <text:p text:style-name="P86"><text:span text:style-name="T34">Acceso a </text:span>Internet.</text:p>
        </text:list-item>
        <text:list-item>
          <text:p text:style-name="P87">Repositorio <text:span text:style-name="T34">(</text:span>en GitHub<text:span text:style-name="T34">)</text:span>.</text:p>
        </text:list-item>
      </text:list>
      <text:p text:style-name="P78"/>
      <text:p text:style-name="P64">Objetivos alcanzados</text:p>
      <text:p text:style-name="P68">De las <text:span text:style-name="T48">x</text:span> tareas definidas se pudieron ejecutar y terminar <text:span text:style-name="T48">x</text:span> con éxito:</text:p>
      <table:table table:name="Table1" table:style-name="Table1">
        <table:table-column table:style-name="Table1.A"/>
        <table:table-row>
          <table:table-cell table:style-name="Table1.A1" office:value-type="string">
            <text:list xml:id="list932579256" text:style-name="L5">
              <text:list-item>
                <text:p text:style-name="P95"/>
              </text:list-item>
            </text:list>
          </table:table-cell>
        </table:table-row>
        <table:table-row table:style-name="Table1.2">
          <table:table-cell table:style-name="Table1.A2" office:value-type="string">
            <text:list xml:id="list10848290528235" text:continue-numbering="true" text:style-name="L5">
              <text:list-item>
                <text:p text:style-name="P96"/>
              </text:list-item>
            </text:list>
          </table:table-cell>
        </table:table-row>
        <table:table-row table:style-name="Table1.2">
          <table:table-cell table:style-name="Table1.A2" office:value-type="string">
            <text:list xml:id="list10848828781426" text:continue-numbering="true" text:style-name="L5">
              <text:list-item>
                <text:p text:style-name="P97"/>
              </text:list-item>
            </text:list>
          </table:table-cell>
        </table:table-row>
        <table:table-row table:style-name="Table1.2">
          <table:table-cell table:style-name="Table1.A2" office:value-type="string">
            <text:list xml:id="list10850334556835" text:continue-numbering="true" text:style-name="L5">
              <text:list-item>
                <text:p text:style-name="P98"/>
              </text:list-item>
            </text:list>
          </table:table-cell>
        </table:table-row>
      </table:table>
      <text:list xml:id="list10848971386576" text:continue-numbering="true" text:style-name="L5">
        <text:list-header>
          <text:p text:style-name="P84"/>
        </text:list-header>
        <text:list-item>
          <text:p text:style-name="P84">Objetivos no alcanzados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2"/>
          </table:table-cell>
        </table:table-row>
        <table:table-row table:style-name="Table4.1">
          <table:table-cell table:style-name="Table4.A2" office:value-type="string">
            <text:p text:style-name="P36"/>
          </table:table-cell>
        </table:table-row>
      </table:table>
      <text:p text:style-name="P63"/>
      <text:p text:style-name="P63">Conclusión</text:p>
      <text:p text:style-name="P69">...</text:p>
      <text:p text:style-name="P62">Estado del repositorio</text:p>
      <text:p text:style-name="P81"><text:span text:style-name="T5">Versión </text:span><text:span text:style-name="T29">inicial</text:span><text:span text:style-name="T5"> — </text:span><text:span text:style-name="T29">final</text:span><text:span text:style-name="T5">:</text:span> <text:span text:style-name="T48">184</text:span> — 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ra" svg:font-family="Lora"/>
    <style:font-face style:name="FreeSans2" svg:font-family="FreeSans" style:font-family-generic="swiss"/>
    <style:font-face style:name="Lora1" svg:font-family="Lor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1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1" fo:font-size="13pt" fo:font-style="italic" officeooo:rsid="00c3d5e5" officeooo:paragraph-rsid="00c3d5e5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1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P8" style:family="paragraph" style:parent-style-name="Table_20_Contents">
      <style:paragraph-properties fo:line-height="150%" fo:text-align="start" style:justify-single-word="false"/>
      <style:text-properties fo:color="#a6a4aa" style:font-name="Lora1" fo:font-size="13pt" fo:font-style="italic" officeooo:rsid="013a2cf6" officeooo:paragraph-rsid="013a2cf6" style:font-size-asian="13pt" style:font-style-asian="italic" style:font-size-complex="13pt" style:font-style-complex="italic"/>
    </style:style>
    <style:style style:name="MT1" style:family="text">
      <style:text-properties officeooo:rsid="005133ae"/>
    </style:style>
    <style:style style:name="MT2" style:family="text">
      <style:text-properties officeooo:rsid="00676e69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LAN DE ITERACIÓN — </text:span>PÁGINA <text:page-number text:select-page="current">6</text:page-number><text:s/>DE <text:page-count>6</text:page-count></text:p>
      </style:header>
      <style:header-first>
        <text:p text:style-name="MP2"><text:span text:style-name="MT1">PLAN DE ITERACIÓN — </text:span>PÁGINA <text:page-number text:select-page="current">1</text:page-number><text:s/>DE <text:page-count>6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7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2">Paire</text:span></text:p>
              <text:p text:style-name="MP5">Cinthia Lima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9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2">Paire</text:span></text:p>
              <text:p text:style-name="MP8">Cinthia Lima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0-04-24T20:17:00</meta:creation-date>
    <dc:date>2019-01-11T01:08:48.024096447</dc:date>
    <meta:editing-duration>PT19H49M40S</meta:editing-duration>
    <meta:editing-cycles>242</meta:editing-cycles>
    <meta:generator>LibreOffice/6.0.7.3$Linux_X86_64 LibreOffice_project/00m0$Build-3</meta:generator>
    <dc:title>Plan de Iteración</dc:title>
    <dc:subject>Horizon</dc:subject>
    <meta:document-statistic meta:table-count="5" meta:image-count="3" meta:object-count="0" meta:page-count="6" meta:paragraph-count="102" meta:word-count="468" meta:character-count="2846" meta:non-whitespace-character-count="2480"/>
  </office:meta>
</office:document-meta>
</file>